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eeeee" draw:auto-grow-height="true" draw:auto-grow-width="false" fo:max-height="0cm" fo:min-height="1.75cm"/>
    </style:style>
    <style:style style:name="gr2" style:family="graphic" style:parent-style-name="standard">
      <style:graphic-properties draw:stroke="none" svg:stroke-color="#000000" draw:fill="gradient" draw:fill-color="#ffffff" draw:fill-gradient-name="Blue_20_Gradient_20_1" draw:fill-image-width="0cm" draw:fill-image-height="0cm" draw:auto-grow-height="true" draw:auto-grow-width="false" fo:max-height="0cm" fo:min-height="0.6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8cm"/>
    </style:style>
    <style:style style:name="gr4" style:family="graphic" style:parent-style-name="standard">
      <style:graphic-properties draw:stroke="none" draw:fill="none" fo:min-height="1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7" style:family="graphic" style:parent-style-name="standard">
      <style:graphic-properties draw:stroke="none" draw:fill="none" fo:min-height="0.78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0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02cm"/>
    </style:style>
    <style:style style:name="gr18" style:family="graphic" style:parent-style-name="standard">
      <style:graphic-properties draw:stroke="none" draw:fill="none" fo:min-height="2.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8cm"/>
    </style:style>
    <style:style style:name="gr20" style:family="graphic" style:parent-style-name="standard">
      <style:graphic-properties draw:stroke="none" draw:fill="none" fo:min-height="6.877cm"/>
    </style:style>
    <style:style style:name="gr21" style:family="graphic" style:parent-style-name="standard">
      <style:graphic-properties draw:stroke="none" draw:fill="none" fo:min-height="3.465cm"/>
    </style:style>
    <style:style style:name="gr22" style:family="graphic" style:parent-style-name="standard">
      <style:graphic-properties draw:stroke="none" draw:fill="none" fo:min-height="7.0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37cm"/>
    </style:style>
    <style:style style:name="gr24" style:family="graphic" style:parent-style-name="standard">
      <style:graphic-properties draw:stroke="none" draw:fill="none" fo:min-height="2.95cm"/>
    </style:style>
    <style:style style:name="pr1" style:family="presentation" style:parent-style-name="plantillaLM-notes">
      <style:graphic-properties draw:fill-color="#ffffff" draw:auto-grow-height="true" fo:min-height="13.364cm"/>
    </style:style>
    <style:style style:name="P1" style:family="paragraph">
      <style:text-properties fo:color="#c5000b" fo:font-weight="bold" style:font-weight-asian="bold" style:font-weight-complex="bold"/>
    </style:style>
    <style:style style:name="P2" style:family="paragraph">
      <style:text-properties fo:color="#c5000b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top="0.102cm" fo:margin-bottom="0.102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330099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99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color="#c5000b" fo:font-size="18pt" fo:font-weight="bold" style:font-weight-asian="bold" style:font-weight-complex="bold"/>
    </style:style>
    <style:style style:name="P9" style:family="paragraph">
      <style:paragraph-properties fo:margin-top="0.102cm" fo:margin-bottom="0.102cm" fo:text-align="center"/>
      <style:text-properties fo:color="#330099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0pt"/>
    </style:style>
    <style:style style:name="T1" style:family="text">
      <style:text-properties fo:color="#c5000b" fo:font-weight="bold" style:font-weight-asian="bold" style:font-weight-complex="bold"/>
    </style:style>
    <style:style style:name="T2" style:family="text">
      <style:text-properties fo:color="#c5000b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330099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cc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0000cc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99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5000b" fo:font-size="18pt" fo:font-weight="bold" style:font-weight-asian="bold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LM" presentation:presentation-page-layout-name="AL1T0" xml:id="id1" draw:id="id1">
        <office:forms form:automatic-focus="false" form:apply-design-mode="false"/>
        <draw:frame draw:style-name="gr1" draw:text-style-name="P1" draw:layer="layout" svg:width="26.336cm" svg:height="2cm" svg:x="1.264cm" svg:y="0.6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><text:span text:style-name="T2">Chapter 09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9"/></text:span></text:p>
          </draw:text-box>
        </draw:frame>
        <draw:frame draw:style-name="gr3" draw:text-style-name="P5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4" draw:text-style-name="P4" draw:layer="layout" svg:width="23.4cm" svg:height="1.945cm" svg:x="2.2cm" svg:y="5.4cm">
          <draw:text-box>
            <text:p text:style-name="P4"><text:span text:style-name="T4">How to declare a variable</text:span></text:p>
            <text:p text:style-name="P4"><text:span text:style-name="T5"/></text:p>
          </draw:text-box>
        </draw:frame>
        <draw:frame draw:style-name="gr5" draw:text-style-name="P6" draw:layer="layout" svg:width="25cm" svg:height="1.869cm" svg:x="1.8cm" svg:y="8cm">
          <draw:text-box>
            <text:p><text:span text:style-name="T6">DECLARE num1 INT;</text:span></text:p>
            <text:p><text:span text:style-name="T6">DECLARE pob VARCHAR(20);</text:span></text:p>
          </draw:text-box>
        </draw:frame>
        <draw:frame draw:style-name="gr6" draw:text-style-name="P6" draw:layer="layout" svg:width="25cm" svg:height="1.093cm" svg:x="1.8cm" svg:y="11.107cm">
          <draw:text-box>
            <text:p><text:span text:style-name="T6">SET pob = "Algemesí";</text:span></text:p>
          </draw:text-box>
        </draw:frame>
        <draw:frame draw:style-name="gr6" draw:text-style-name="P6" draw:layer="layout" svg:width="25cm" svg:height="1.093cm" svg:x="2cm" svg:y="13.307cm">
          <draw:text-box>
            <text:p><text:span text:style-name="T6">DECLARE num2 INT DEFAULT 0;</text:span></text:p>
          </draw:text-box>
        </draw:frame>
        <draw:frame draw:style-name="gr7" draw:text-style-name="P4" draw:layer="layout" svg:width="14.506cm" svg:height="1.039cm" svg:x="6.494cm" svg:y="1.16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LM" presentation:presentation-page-layout-name="AL1T0" xml:id="id2" draw:id="id2">
        <office:forms form:automatic-focus="false" form:apply-design-mode="false"/>
        <draw:frame draw:style-name="gr1" draw:text-style-name="P1" draw:layer="layout" svg:width="26.336cm" svg:height="2cm" svg:x="1.264cm" svg:y="0.6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><text:span text:style-name="T2">Chapter 09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7"/></text:span></text:p>
          </draw:text-box>
        </draw:frame>
        <draw:frame draw:style-name="gr3" draw:text-style-name="P5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9" draw:text-style-name="P4" draw:layer="layout" svg:width="23.4cm" svg:height="2.2cm" svg:x="2.2cm" svg:y="5.4cm">
          <draw:text-box>
            <text:p text:style-name="P4"><text:span text:style-name="T4">CONDITIONAL STRUCTURES: IF</text:span></text:p>
            <text:p text:style-name="P4"><text:span text:style-name="T5"/></text:p>
          </draw:text-box>
        </draw:frame>
        <draw:frame draw:style-name="gr10" draw:text-style-name="P6" draw:layer="layout" svg:width="8.2cm" svg:height="4.296cm" svg:x="2cm" svg:y="10.8cm">
          <draw:text-box>
            <text:p><text:span text:style-name="T6">IF condition THEN</text:span></text:p>
            <text:p><text:span text:style-name="T6"><text:s/></text:span><text:span text:style-name="T6">...</text:span></text:p>
            <text:p><text:span text:style-name="T6">ELSE</text:span></text:p>
            <text:p><text:span text:style-name="T6"><text:s/></text:span><text:span text:style-name="T6">...</text:span></text:p>
            <text:p><text:span text:style-name="T6">END IF;</text:span></text:p>
          </draw:text-box>
        </draw:frame>
        <draw:frame draw:style-name="gr11" draw:text-style-name="P7" draw:layer="layout" svg:width="21.8cm" svg:height="1.055cm" svg:x="2.8cm" svg:y="7.745cm">
          <draw:text-box>
            <text:p text:style-name="P4"><text:span text:style-name="T8">THE SYNTAX OF THE </text:span><text:span text:style-name="T9">IF</text:span><text:span text:style-name="T8"> STRUCTURE IS:</text:span></text:p>
          </draw:text-box>
        </draw:frame>
        <draw:frame draw:style-name="gr12" draw:text-style-name="P6" draw:layer="layout" svg:width="8.2cm" svg:height="5.914cm" svg:x="13.8cm" svg:y="10.8cm">
          <draw:text-box>
            <text:p><text:span text:style-name="T6">IF condition THEN</text:span></text:p>
            <text:p><text:span text:style-name="T6"><text:s/></text:span><text:span text:style-name="T6">...</text:span></text:p>
            <text:p><text:span text:style-name="T6">ELSEIF THEN</text:span></text:p>
            <text:p><text:span text:style-name="T6"><text:s/></text:span><text:span text:style-name="T6">...</text:span></text:p>
            <text:p><text:span text:style-name="T6">ELSE</text:span></text:p>
            <text:p><text:span text:style-name="T6"><text:s/></text:span><text:span text:style-name="T6">...</text:span></text:p>
            <text:p><text:span text:style-name="T6">END IF;</text:span></text:p>
          </draw:text-box>
        </draw:frame>
        <draw:frame draw:style-name="gr7" draw:text-style-name="P4" draw:layer="layout" svg:width="14.506cm" svg:height="1.039cm" svg:x="6.2cm" svg:y="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LM" presentation:presentation-page-layout-name="AL1T0" xml:id="id3" draw:id="id3">
        <office:forms form:automatic-focus="false" form:apply-design-mode="false"/>
        <draw:frame draw:style-name="gr1" draw:text-style-name="P1" draw:layer="layout" svg:width="26.336cm" svg:height="2cm" svg:x="1.264cm" svg:y="0.6cm">
          <draw:text-box>
            <text:p><text:span text:style-name="T1">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5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9" draw:text-style-name="P4" draw:layer="layout" svg:width="23.4cm" svg:height="2.2cm" svg:x="2.2cm" svg:y="5.4cm">
          <draw:text-box>
            <text:p text:style-name="P4"><text:span text:style-name="T4">CONDITIONAL STRUCTURES: IF</text:span></text:p>
            <text:p text:style-name="P4"><text:span text:style-name="T5"/></text:p>
          </draw:text-box>
        </draw:frame>
        <draw:frame draw:style-name="gr13" draw:text-style-name="P6" draw:layer="layout" svg:width="25.2cm" svg:height="9.15cm" svg:x="1.4cm" svg:y="7.2cm">
          <draw:text-box>
            <text:p><text:span text:style-name="T6">DECLARE num1 INT DEFAULT 1; <text:s/></text:span><text:span text:style-name="T10">// default value</text:span></text:p>
            <text:p><text:span text:style-name="T6">DECLARE num2 INT DEFAULT 2; <text:s/></text:span><text:span text:style-name="T10">// default value</text:span></text:p>
            <text:p><text:span text:style-name="T6">DECLARE resposta VARCHAR(20);</text:span></text:p>
            <text:p><text:span text:style-name="T6">IF num1 &gt; num2 THEN</text:span></text:p>
            <text:p><text:span text:style-name="T6"><text:s text:c="3"/></text:span><text:span text:style-name="T6">SET resposta="És més gran el primer";</text:span></text:p>
            <text:p><text:span text:style-name="T6">ELSEIF num1 &lt; num2 THEN </text:span></text:p>
            <text:p><text:span text:style-name="T6"><text:s text:c="3"/></text:span><text:span text:style-name="T6">SET resposta="És més gran el segon";</text:span></text:p>
            <text:p><text:span text:style-name="T6">ELSE</text:span></text:p>
            <text:p><text:span text:style-name="T6"><text:s text:c="3"/></text:span><text:span text:style-name="T6">SET resposta="Són iguals";</text:span></text:p>
            <text:p><text:span text:style-name="T6">END IF;</text:span></text:p>
            <text:p><text:span text:style-name="T6">RETURN resposta;</text:span></text:p>
          </draw:text-box>
        </draw:frame>
        <draw:frame draw:style-name="gr7" draw:text-style-name="P4" draw:layer="layout" svg:width="14.506cm" svg:height="1.039cm" svg:x="6.894cm" svg:y="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LM" presentation:presentation-page-layout-name="AL1T0" xml:id="id4" draw:id="id4">
        <office:forms form:automatic-focus="false" form:apply-design-mode="false"/>
        <draw:frame draw:style-name="gr1" draw:text-style-name="P1" draw:layer="layout" svg:width="26.336cm" svg:height="2cm" svg:x="0.8cm" svg:y="0.6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5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9" draw:text-style-name="P4" draw:layer="layout" svg:width="23.4cm" svg:height="2.2cm" svg:x="2.2cm" svg:y="5.4cm">
          <draw:text-box>
            <text:p text:style-name="P4"><text:span text:style-name="T4">CONDITIONAL STRUCTURES: CASE</text:span></text:p>
            <text:p text:style-name="P4"><text:span text:style-name="T5"/></text:p>
          </draw:text-box>
        </draw:frame>
        <draw:frame draw:style-name="gr13" draw:text-style-name="P6" draw:layer="layout" svg:width="25cm" svg:height="9.15cm" svg:x="2.2cm" svg:y="9.2cm">
          <draw:text-box>
            <text:p><text:span text:style-name="T6">CASE expression</text:span></text:p>
            <text:p><text:span text:style-name="T6"/></text:p>
            <text:p><text:span text:style-name="T6"><text:s text:c="3"/></text:span><text:span text:style-name="T6">WHEN value_1 THEN </text:span></text:p>
            <text:p><text:span text:style-name="T6"><text:s text:c="5"/></text:span><text:span text:style-name="T6">...</text:span></text:p>
            <text:p><text:span text:style-name="T6"><text:s text:c="3"/></text:span><text:span text:style-name="T6">WHEN value_2 THEN</text:span></text:p>
            <text:p><text:span text:style-name="T6"><text:s text:c="5"/></text:span><text:span text:style-name="T6">...</text:span></text:p>
            <text:p><text:span text:style-name="T6"><text:s text:c="3"/></text:span><text:span text:style-name="T6">WHEN value_n THEN result_n</text:span></text:p>
            <text:p><text:span text:style-name="T6"><text:tab/></text:span><text:span text:style-name="T6"> <text:s/></text:span><text:span text:style-name="T6">...</text:span></text:p>
            <text:p><text:span text:style-name="T6"><text:s text:c="3"/></text:span><text:span text:style-name="T6">ELSE </text:span></text:p>
            <text:p><text:span text:style-name="T6"><text:s text:c="5"/></text:span><text:span text:style-name="T6">...</text:span></text:p>
            <text:p><text:span text:style-name="T6">END CASE;</text:span></text:p>
          </draw:text-box>
        </draw:frame>
        <draw:frame draw:style-name="gr11" draw:text-style-name="P7" draw:layer="layout" svg:width="21.8cm" svg:height="1.055cm" svg:x="2.8cm" svg:y="7.745cm">
          <draw:text-box>
            <text:p text:style-name="P4"><text:span text:style-name="T8">THE SYNTAX OF THE </text:span><text:span text:style-name="T9">CASE</text:span><text:span text:style-name="T8"> STRUCTURE IS:</text:span></text:p>
          </draw:text-box>
        </draw:frame>
        <draw:frame draw:style-name="gr7" draw:text-style-name="P4" draw:layer="layout" svg:width="14.506cm" svg:height="1.039cm" svg:x="6.2cm" svg:y="0.96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LM" presentation:presentation-page-layout-name="AL1T0" xml:id="id5" draw:id="id5">
        <office:forms form:automatic-focus="false" form:apply-design-mode="false"/>
        <draw:frame draw:style-name="gr1" draw:text-style-name="P1" draw:layer="layout" svg:width="26.336cm" svg:height="2cm" svg:x="1.264cm" svg:y="0.6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5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9" draw:text-style-name="P4" draw:layer="layout" svg:width="23.4cm" svg:height="2.2cm" svg:x="2.2cm" svg:y="5.4cm">
          <draw:text-box>
            <text:p text:style-name="P4"><text:span text:style-name="T4">CONDITIONAL STRUCTURES: CASE</text:span></text:p>
            <text:p text:style-name="P4"><text:span text:style-name="T5"/></text:p>
          </draw:text-box>
        </draw:frame>
        <draw:frame draw:style-name="gr14" draw:text-style-name="P6" draw:layer="layout" svg:width="25cm" svg:height="9.051cm" svg:x="2.2cm" svg:y="7.8cm">
          <draw:text-box>
            <text:p><text:span text:style-name="T6">DECLARE num1 INT DEFAULT 1;</text:span></text:p>
            <text:p><text:span text:style-name="T6">DECLARE resposta VARCHAR(20);</text:span></text:p>
            <text:p><text:span text:style-name="T6">CASE num1</text:span></text:p>
            <text:p><text:span text:style-name="T6"><text:s text:c="2"/></text:span><text:span text:style-name="T6">WHEN 1 THEN SET resposta="VAL 1";</text:span></text:p>
            <text:p><text:span text:style-name="T6"><text:s text:c="2"/></text:span><text:span text:style-name="T6">WHEN 2 THEN SET resposta="VAL 2";</text:span></text:p>
            <text:p><text:span text:style-name="T6"><text:s text:c="2"/></text:span><text:span text:style-name="T6">WHEN 3 THEN SET resposta="VAL 3";</text:span></text:p>
            <text:p><text:span text:style-name="T6"><text:s text:c="2"/></text:span><text:span text:style-name="T6">ELSE SET resposta="No val 1, 2 ni 3";</text:span></text:p>
            <text:p><text:span text:style-name="T6">END CASE;</text:span></text:p>
            <text:p><text:span text:style-name="T6">RETURN resposta;</text:span></text:p>
          </draw:text-box>
        </draw:frame>
        <draw:frame draw:style-name="gr7" draw:text-style-name="P4" draw:layer="layout" svg:width="14.506cm" svg:height="1.039cm" svg:x="6.294cm" svg:y="0.96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LM" presentation:presentation-page-layout-name="AL1T0" xml:id="id6" draw:id="id6">
        <office:forms form:automatic-focus="false" form:apply-design-mode="false"/>
        <draw:frame draw:style-name="gr1" draw:text-style-name="P1" draw:layer="layout" svg:width="26.336cm" svg:height="2cm" svg:x="1.264cm" svg:y="0.6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5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9" draw:text-style-name="P4" draw:layer="layout" svg:width="23.4cm" svg:height="2.2cm" svg:x="2.2cm" svg:y="5.4cm">
          <draw:text-box>
            <text:p text:style-name="P4"><text:span text:style-name="T4">CONDITIONAL STRUCTURES: CASE</text:span></text:p>
            <text:p text:style-name="P4"><text:span text:style-name="T5"/></text:p>
          </draw:text-box>
        </draw:frame>
        <draw:frame draw:style-name="gr15" draw:text-style-name="P6" draw:layer="layout" svg:width="25cm" svg:height="8.341cm" svg:x="2.2cm" svg:y="9.2cm">
          <draw:text-box>
            <text:p><text:span text:style-name="T6">CASE</text:span></text:p>
            <text:p><text:span text:style-name="T6"><text:s text:c="3"/></text:span><text:span text:style-name="T6">WHEN condition_1 THEN </text:span></text:p>
            <text:p><text:span text:style-name="T6"><text:tab/></text:span><text:span text:style-name="T6">...</text:span></text:p>
            <text:p><text:span text:style-name="T6"><text:s/></text:span><text:span text:style-name="T6"><text:tab/></text:span><text:span text:style-name="T6">WHEN condition_2 THEN</text:span></text:p>
            <text:p><text:span text:style-name="T6"><text:s text:c="3"/></text:span><text:span text:style-name="T6">...</text:span></text:p>
            <text:p><text:span text:style-name="T6"><text:tab/></text:span><text:span text:style-name="T6">WHEN condition_n THEN</text:span></text:p>
            <text:p><text:span text:style-name="T6"><text:s text:c="3"/></text:span><text:span text:style-name="T6">...</text:span></text:p>
            <text:p><text:span text:style-name="T6"><text:s/></text:span><text:span text:style-name="T6"><text:tab/></text:span><text:span text:style-name="T6">ELSE</text:span></text:p>
            <text:p><text:span text:style-name="T6"><text:s text:c="3"/></text:span><text:span text:style-name="T6">...</text:span></text:p>
            <text:p><text:span text:style-name="T6">END CASE;</text:span></text:p>
          </draw:text-box>
        </draw:frame>
        <draw:frame draw:style-name="gr16" draw:text-style-name="P7" draw:layer="layout" svg:width="21.8cm" svg:height="1.864cm" svg:x="2.8cm" svg:y="6.936cm">
          <draw:text-box>
            <text:p text:style-name="P4"><text:span text:style-name="T8">CASE can be used like <text:s/></text:span><text:span text:style-name="T11">IF...ELSEIF...ELSEIF...</text:span></text:p>
          </draw:text-box>
        </draw:frame>
        <draw:frame draw:style-name="gr7" draw:text-style-name="P4" draw:layer="layout" svg:width="14.506cm" svg:height="1.039cm" svg:x="6.294cm" svg:y="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LM" presentation:presentation-page-layout-name="AL1T0" xml:id="id7" draw:id="id7">
        <office:forms form:automatic-focus="false" form:apply-design-mode="false"/>
        <draw:frame draw:style-name="gr1" draw:text-style-name="P8" draw:layer="layout" svg:width="26.336cm" svg:height="2cm" svg:x="1.264cm" svg:y="0.6cm">
          <draw:text-box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9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9" draw:text-style-name="P10" draw:layer="layout" svg:width="23.4cm" svg:height="2.2cm" svg:x="2.2cm" svg:y="5.4cm">
          <draw:text-box>
            <text:p text:style-name="P4"><text:span text:style-name="T4"><text:s/></text:span><text:span text:style-name="T4">ITERATIVE STRUCTURES</text:span><text:span text:style-name="T4">: LOOP</text:span></text:p>
            <text:p text:style-name="P4"><text:span text:style-name="T5"/></text:p>
          </draw:text-box>
        </draw:frame>
        <draw:frame draw:style-name="gr17" draw:text-style-name="P6" draw:layer="layout" svg:width="25cm" svg:height="7.352cm" svg:x="2.2cm" svg:y="7.4cm">
          <draw:text-box>
            <text:p><text:span text:style-name="T6">label1: LOOP</text:span></text:p>
            <text:p><text:span text:style-name="T6"><text:s text:c="2"/></text:span><text:span text:style-name="T6">SET num = num + increment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IF num &lt; maxim THEN</text:span></text:p>
            <text:p><text:span text:style-name="T6"><text:s text:c="5"/></text:span><text:span text:style-name="T6">ITERATE label1; <text:s/></text:span></text:p>
            <text:p><text:span text:style-name="T6"><text:s text:c="2"/></text:span><text:span text:style-name="T6">END IF;</text:span></text:p>
            <text:p><text:span text:style-name="T6"><text:s text:c="2"/></text:span><text:span text:style-name="T6">LEAVE label1; <text:s/></text:span></text:p>
            <text:p><text:span text:style-name="T6">END LOOP label1;</text:span></text:p>
          </draw:text-box>
        </draw:frame>
        <draw:frame draw:style-name="gr7" draw:text-style-name="P4" draw:layer="layout" svg:width="14.506cm" svg:height="1.039cm" svg:x="6.2cm" svg:y="0.96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LM" presentation:presentation-page-layout-name="AL1T0" xml:id="id8" draw:id="id8">
        <office:forms form:automatic-focus="false" form:apply-design-mode="false"/>
        <draw:frame draw:style-name="gr1" draw:text-style-name="P8" draw:layer="layout" svg:width="26.336cm" svg:height="2cm" svg:x="1.264cm" svg:y="0.6cm">
          <draw:text-box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9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18" draw:text-style-name="P10" draw:layer="layout" svg:width="23.4cm" svg:height="2.83cm" svg:x="2.4cm" svg:y="4.4cm">
          <draw:text-box>
            <text:p text:style-name="P4"><text:span text:style-name="T4"><text:s/></text:span><text:span text:style-name="T4">ITERATIVE STRUCTURES: LOOP</text:span></text:p>
            <text:p text:style-name="P4"><text:span text:style-name="T4">Example: add the numbers from 1 to 10</text:span></text:p>
            <text:p text:style-name="P4"><text:span text:style-name="T5"/></text:p>
          </draw:text-box>
        </draw:frame>
        <draw:frame draw:style-name="gr19" draw:text-style-name="P6" draw:layer="layout" svg:width="25cm" svg:height="10.768cm" svg:x="2.2cm" svg:y="6.832cm">
          <draw:text-box>
            <text:p><text:span text:style-name="T6">BEGIN</text:span></text:p>
            <text:p><text:span text:style-name="T6">DECLARE num INT DEFAULT 1;</text:span></text:p>
            <text:p><text:span text:style-name="T6">DECLARE maxim INT DEFAULT 10;</text:span></text:p>
            <text:p><text:span text:style-name="T6">DECLARE suma INT DEFAULT 0;</text:span></text:p>
            <text:p><text:span text:style-name="T6">inici: LOOP</text:span></text:p>
            <text:p><text:span text:style-name="T6"><text:s text:c="2"/></text:span><text:span text:style-name="T6">SET suma=suma+num;</text:span></text:p>
            <text:p><text:span text:style-name="T6"><text:s text:c="2"/></text:span><text:span text:style-name="T6">SET num = num + 1;</text:span></text:p>
            <text:p><text:span text:style-name="T6"><text:s text:c="2"/></text:span><text:span text:style-name="T6">IF num &lt;= MAXIM THEN ITERATE inici; </text:span><text:span text:style-name="T5">// continue</text:span></text:p>
            <text:p><text:span text:style-name="T6"><text:s text:c="2"/></text:span><text:span text:style-name="T6">END IF;</text:span></text:p>
            <text:p><text:span text:style-name="T6"><text:s text:c="2"/></text:span><text:span text:style-name="T6">LEAVE inici; <text:s/></text:span><text:span text:style-name="T5">// finish</text:span></text:p>
            <text:p><text:span text:style-name="T6">END LOOP inici;</text:span></text:p>
            <text:p><text:span text:style-name="T6">RETURN suma;</text:span></text:p>
            <text:p><text:span text:style-name="T6">END</text:span></text:p>
          </draw:text-box>
        </draw:frame>
        <draw:frame draw:style-name="gr7" draw:text-style-name="P4" draw:layer="layout" svg:width="14.506cm" svg:height="1.039cm" svg:x="6.2cm" svg:y="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LM" presentation:presentation-page-layout-name="AL1T0" xml:id="id9" draw:id="id9">
        <office:forms form:automatic-focus="false" form:apply-design-mode="false"/>
        <draw:frame draw:style-name="gr1" draw:text-style-name="P8" draw:layer="layout" svg:width="26.336cm" svg:height="2cm" svg:x="1.264cm" svg:y="0.6cm">
          <draw:text-box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9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20" draw:text-style-name="P10" draw:layer="layout" svg:width="23.4cm" svg:height="7.127cm" svg:x="2.2cm" svg:y="5.4cm">
          <draw:text-box>
            <text:p text:style-name="P4"><text:span text:style-name="T4">ITERATIVE STRUCTURES: WHILE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It's a simpler loop because you don't have to put ITERATE or LEAVE, the loop ends when the WHILE condition is no longer true</text:span></text:p>
            <text:p text:style-name="P4"><text:span text:style-name="T5"/></text:p>
          </draw:text-box>
        </draw:frame>
        <draw:frame draw:style-name="gr7" draw:text-style-name="P4" draw:layer="layout" svg:width="14.506cm" svg:height="1.039cm" svg:x="6.294cm" svg:y="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LM" presentation:presentation-page-layout-name="AL1T0" xml:id="id10" draw:id="id10">
        <office:forms form:automatic-focus="false" form:apply-design-mode="false"/>
        <draw:frame draw:style-name="gr1" draw:text-style-name="P8" draw:layer="layout" svg:width="26.336cm" svg:height="2cm" svg:x="1.264cm" svg:y="0.6cm">
          <draw:text-box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9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21" draw:text-style-name="P10" draw:layer="layout" svg:width="23.4cm" svg:height="3.715cm" svg:x="2.2cm" svg:y="5.4cm">
          <draw:text-box>
            <text:p text:style-name="P4"><text:span text:style-name="T4">ITERATIVE STRUCTURES: WHILE</text:span></text:p>
            <text:p text:style-name="P4"><text:span text:style-name="T4"/></text:p>
            <text:p text:style-name="P4"><text:span text:style-name="T4">Add the numbers from 1 to 10</text:span></text:p>
            <text:p text:style-name="P4"><text:span text:style-name="T5"/></text:p>
          </draw:text-box>
        </draw:frame>
        <draw:frame draw:style-name="gr15" draw:text-style-name="P6" draw:layer="layout" svg:width="25cm" svg:height="8.341cm" svg:x="2cm" svg:y="9.059cm">
          <draw:text-box>
            <text:p><text:span text:style-name="T6">BEGIN</text:span></text:p>
            <text:p><text:span text:style-name="T6">DECLARE num INT DEFAULT 1;</text:span></text:p>
            <text:p><text:span text:style-name="T6">DECLARE maxim INT DEFAULT 10;</text:span></text:p>
            <text:p><text:span text:style-name="T6">DECLARE suma INT DEFAULT 0;</text:span></text:p>
            <text:p><text:span text:style-name="T6">inici: WHILE num &lt;=maxim DO</text:span></text:p>
            <text:p><text:span text:style-name="T6"><text:s text:c="2"/></text:span><text:span text:style-name="T6">SET suma=suma+num;</text:span></text:p>
            <text:p><text:span text:style-name="T6"><text:s text:c="2"/></text:span><text:span text:style-name="T6">SET num = num + 1;</text:span></text:p>
            <text:p><text:span text:style-name="T6">END WHILE inici;</text:span></text:p>
            <text:p><text:span text:style-name="T6">RETURN suma;</text:span></text:p>
            <text:p><text:span text:style-name="T6">END</text:span></text:p>
          </draw:text-box>
        </draw:frame>
        <draw:frame draw:style-name="gr7" draw:text-style-name="P4" draw:layer="layout" svg:width="14.506cm" svg:height="1.039cm" svg:x="6.2cm" svg:y="0.96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LM" presentation:presentation-page-layout-name="AL1T0" xml:id="id11" draw:id="id11">
        <office:forms form:automatic-focus="false" form:apply-design-mode="false"/>
        <draw:frame draw:style-name="gr1" draw:text-style-name="P8" draw:layer="layout" svg:width="26.336cm" svg:height="2cm" svg:x="1.264cm" svg:y="0.6cm">
          <draw:text-box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9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22" draw:text-style-name="P10" draw:layer="layout" svg:width="23.4cm" svg:height="8.063cm" svg:x="2.2cm" svg:y="5.4cm">
          <draw:text-box>
            <text:p text:style-name="P4"><text:span text:style-name="T4">ITERATIVE STRUCTURES: REPEAT</text:span></text:p>
            <text:p text:style-name="P4"><text:span text:style-name="T4"/></text:p>
            <text:p text:style-name="P4"><text:span text:style-name="T13">It is a loop very similar to WHILE with the only difference that the condition is checked at the end of the loop, not at the beginning.</text:span></text:p>
            <text:p text:style-name="P4"><text:span text:style-name="T13"/></text:p>
            <text:p text:style-name="P4"><text:span text:style-name="T13">This means that, unlike WHILE, it is safe to go inside the loop at least once (with WHILE we may never enter if the condition is already false)</text:span></text:p>
          </draw:text-box>
        </draw:frame>
        <draw:frame draw:style-name="gr23" draw:text-style-name="P6" draw:layer="layout" svg:width="25cm" svg:height="3.487cm" svg:x="2.6cm" svg:y="13.8cm">
          <draw:text-box>
            <text:p><text:span text:style-name="T6">label1: REPEAT</text:span></text:p>
            <text:p><text:span text:style-name="T6"><text:s text:c="3"/></text:span><text:span text:style-name="T6">SET num = num + increment;</text:span></text:p>
            <text:p><text:span text:style-name="T6"><text:s text:c="3"/></text:span><text:span text:style-name="T6">UNTIL num &gt; maxim </text:span></text:p>
            <text:p><text:span text:style-name="T6">END REPEAT label1;</text:span></text:p>
          </draw:text-box>
        </draw:frame>
        <draw:frame draw:style-name="gr7" draw:text-style-name="P4" draw:layer="layout" svg:width="14.506cm" svg:height="1.039cm" svg:x="6.2cm" svg:y="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LM" presentation:presentation-page-layout-name="AL1T0" xml:id="id12" draw:id="id12">
        <office:forms form:automatic-focus="false" form:apply-design-mode="false"/>
        <draw:frame draw:style-name="gr1" draw:text-style-name="P8" draw:layer="layout" svg:width="26.336cm" svg:height="2cm" svg:x="1.264cm" svg:y="0.6cm">
          <draw:text-box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/text:p>
          </draw:text-box>
        </draw:frame>
        <draw:frame draw:style-name="gr2" draw:text-style-name="P2" draw:layer="layout" svg:width="28cm" svg:height="0.861cm" svg:x="0cm" svg:y="19.8cm">
          <draw:text-box>
            <text:p/>
          </draw:text-box>
        </draw:frame>
        <draw:frame draw:style-name="gr3" draw:text-style-name="P9" draw:layer="layout" svg:width="27cm" svg:height="14.648cm" svg:x="0.6cm" svg:y="5.152cm">
          <draw:text-box>
            <text:p text:style-name="P3"><text:span text:style-name="T3"/></text:p>
            <text:p text:style-name="P3"><text:span text:style-name="T3"/></text:p>
            <text:p text:style-name="P4"><text:span text:style-name="T3"/></text:p>
          </draw:text-box>
        </draw:frame>
        <draw:frame draw:style-name="gr24" draw:text-style-name="P10" draw:layer="layout" svg:width="23.4cm" svg:height="3.2cm" svg:x="2.2cm" svg:y="5.4cm">
          <draw:text-box>
            <text:p text:style-name="P4"><text:span text:style-name="T4">ITERATIVE STRUCTURES: REPEAT</text:span></text:p>
            <text:p text:style-name="P4"><text:span text:style-name="T4"/></text:p>
            <text:p text:style-name="P4"><text:span text:style-name="T4">Add the numbers from 1 to 10</text:span></text:p>
          </draw:text-box>
        </draw:frame>
        <draw:frame draw:style-name="gr13" draw:text-style-name="P6" draw:layer="layout" svg:width="25cm" svg:height="9.15cm" svg:x="2.6cm" svg:y="8.8cm">
          <draw:text-box>
            <text:p><text:span text:style-name="T6">BEGIN</text:span></text:p>
            <text:p><text:span text:style-name="T6">DECLARE num INT DEFAULT 1;</text:span></text:p>
            <text:p><text:span text:style-name="T6">DECLARE maxim INT DEFAULT 10;</text:span></text:p>
            <text:p><text:span text:style-name="T6">DECLARE suma INT DEFAULT 0;</text:span></text:p>
            <text:p><text:span text:style-name="T6">inici: REPEAT</text:span></text:p>
            <text:p><text:span text:style-name="T6"><text:s text:c="2"/></text:span><text:span text:style-name="T6">SET suma=suma+num;</text:span></text:p>
            <text:p><text:span text:style-name="T6"><text:s text:c="2"/></text:span><text:span text:style-name="T6">SET num = num + 1;</text:span></text:p>
            <text:p><text:span text:style-name="T6"><text:s text:c="2"/></text:span><text:span text:style-name="T6">UNTIL num &gt; maxim</text:span></text:p>
            <text:p><text:span text:style-name="T6">END REPEAT inici;</text:span></text:p>
            <text:p><text:span text:style-name="T6">RETURN suma;</text:span></text:p>
            <text:p><text:span text:style-name="T6">END</text:span></text:p>
          </draw:text-box>
        </draw:frame>
        <draw:frame draw:style-name="gr7" draw:text-style-name="P4" draw:layer="layout" svg:width="14.506cm" svg:height="1.039cm" svg:x="6.2cm" svg:y="0.961cm">
          <draw:text-box>
            <text:p text:style-name="P4"><text:span text:style-name="T7">INTRODUCTION TO MySQL Programming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WW8Num2z0" style:family="graphic">
      <style:paragraph-properties style:text-autospace="none"/>
      <style:text-properties fo:font-family="Arial" style:font-family-generic="swiss" style:font-pitch="variable" fo:font-size="11pt" style:font-family-asian="Arial" style:font-family-generic-asian="swiss" style:font-pitch-asian="variable" style:font-size-asian="11pt" style:font-family-complex="'Times New Roman'" style:font-family-generic-complex="roman" style:font-pitch-complex="variable"/>
    </style:style>
    <style:style style:name="WW8Num2z1" style:family="graphic">
      <style:paragraph-properties style:text-autospace="none"/>
      <style:text-properties fo:font-family="'Courier New'" style:font-family-generic="modern" style:font-pitch="fixed" fo:font-size="11pt" style:font-family-asian="'Courier New'" style:font-family-generic-asian="modern" style:font-pitch-asian="fixed" style:font-size-asian="11pt"/>
    </style:style>
    <style:style style:name="WW8Num2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Lista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Etiqueta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Índice" style:family="graphic">
      <style:paragraph-properties style:text-autospace="none"/>
      <style:text-properties style:font-family-asian="Mangal" style:font-family-generic-asian="roman" style:font-pitch-asian="variable"/>
    </style:style>
    <style:style style:name="plantillaLM-background" style:family="presentation">
      <style:graphic-properties draw:stroke="none" draw:fill="none"/>
      <style:text-properties style:letter-kerning="true"/>
    </style:style>
    <style:style style:name="plantillaL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L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LM-outline1" style:family="presentation">
      <style:graphic-properties draw:stroke="none" draw:fill="none">
        <text:list-style style:name="plantillaL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LM-outline2" style:family="presentation" style:parent-style-name="plantillaL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LM-outline3" style:family="presentation" style:parent-style-name="plantillaL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LM-outline4" style:family="presentation" style:parent-style-name="plantillaL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LM-outline5" style:family="presentation" style:parent-style-name="plantillaL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LM-outline6" style:family="presentation" style:parent-style-name="plantillaL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LM-outline7" style:family="presentation" style:parent-style-name="plantillaL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LM-outline8" style:family="presentation" style:parent-style-name="plantillaL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LM-outline9" style:family="presentation" style:parent-style-name="plantillaL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LM-subtitle" style:family="presentation">
      <style:graphic-properties draw:stroke="none" draw:fill="none" draw:textarea-vertical-align="middle">
        <text:list-style style:name="plantillaL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LM-title" style:family="presentation">
      <style:graphic-properties draw:stroke="none" draw:fill="none" draw:textarea-vertical-align="middle">
        <text:list-style style:name="plantillaL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LM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LM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L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LM" style:page-layout-name="PM1" draw:style-name="Mdp1">
      <office:forms form:automatic-focus="false" form:apply-design-mode="false"/>
      <draw:frame presentation:style-name="plantillaLM-title" draw:layer="backgroundobjects" svg:width="25.199cm" svg:height="3.506cm" svg:x="1.4cm" svg:y="0.837cm" presentation:class="title" presentation:placeholder="true">
        <draw:text-box/>
      </draw:frame>
      <draw:frame presentation:style-name="plantillaLM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LM-title" draw:layer="backgroundobjects" svg:width="14.848cm" svg:height="11.136cm" svg:x="3.075cm" svg:y="2.257cm" presentation:class="page"/>
        <draw:frame presentation:style-name="plantillaL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5T20:02:06.58</meta:creation-date>
    <meta:editing-duration>P1DT1H42M58S</meta:editing-duration>
    <meta:editing-cycles>182</meta:editing-cycles>
    <meta:generator>OpenOffice/4.1.2$Unix OpenOffice.org_project/412m3$Build-9782</meta:generator>
    <meta:initial-creator>Fidel Oltra Landete</meta:initial-creator>
    <dc:date>2021-06-22T22:17:17</dc:date>
    <meta:document-statistic meta:object-count="122"/>
  </office:meta>
</office:document-meta>
</file>